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, sans-serif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eries, 1<text:span text:style-name="T2">1 </text:span>+ 2<text:span text:style-name="T2">2 </text:span>+ 3<text:span text:style-name="T2">3 </text:span>+ ... + 10<text:span text:style-name="T2">10 </text:span>= 10405071317.</text:p>
      <text:p text:style-name="P1">Find the last ten digits of the series, 1<text:span text:style-name="T2">1 </text:span>+ 2<text:span text:style-name="T2">2 </text:span>+ 3<text:span text:style-name="T2">3 </text:span>+ ... + 1000<text:span text:style-name="T2">1000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, sans-serif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18T10:31:46.738000000</dc:date>
    <meta:editing-duration>PT1H57M17S</meta:editing-duration>
    <meta:editing-cycles>26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30" meta:character-count="122" meta:non-whitespace-character-count="94"/>
  </office:meta>
</office:document-meta>
</file>